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arial, Tahoma, verdana, sans-serif"/>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apple-system" fo:font-size="10.5pt" fo:letter-spacing="normal" fo:font-style="normal" fo:font-weight="normal"/>
    </style:style>
    <style:style style:name="P3"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000000" loext:opacity="100%" style:font-name="apple-system" fo:font-size="10.5pt" fo:letter-spacing="normal" fo:font-style="normal" fo:font-weight="normal"/>
    </style:style>
    <style:style style:name="T2" style:family="text">
      <style:text-properties fo:font-variant="normal" fo:text-transform="none" fo:color="#000000" loext:opacity="100%"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Вечно молодой</text:p>
      <text:p text:style-name="P1"/>
      <text:p text:style-name="P2">Почему патологический нарциссизм меняет восприятие времени — простыми словами от Отто Кернберга.</text:p>
      <text:p text:style-name="P1"/>
      <text:p text:style-name="P2">Патологический нарциссизм — частая как в современной теории психоанализа, так и в терапии, но не всегда легко понять, что же происходит внутри таких людей. Отто Кернберг, гроссмейстер психотерапии и основатель терапии фокусированной на переносе, предлагает интересный взгляд — у людей с этим расстройством нарушено восприятие времени. Что это значит и почему важно это знать?</text:p>
      <text:p text:style-name="P1"/>
      <text:p text:style-name="P2">Время «ломается» внутри нарцисса</text:p>
      <text:p text:style-name="P1"/>
      <text:p text:style-name="P3"><text:span text:style-name="T1">Для большинства из нас есть понятие времени: было прошлое, есть сейчас — настоящее, и будет будущее. Все это складывается в единую картину, благодаря которой мы понимаем, кто мы такие, учимся на ошибках, планируем и растем. Но у людей с патологическим нарциссизмом этот поток «ломается». Их прошлое и настоящее словно живут отдельно друг от друга.</text:span><text:line-break/><text:span text:style-name="T1">Почему так? Потому что эмоции и воспоминания часто не связаны друг с другом. Воспоминания могут либо быть заблокированы, словно заперты в сундуке, либо наоборот — вспыхивать в настоящем с такой силой, что буквально захватывают все внимание. Это мешает им создать цельный образ себя.</text:span></text:p>
      <text:p text:style-name="P1"/>
      <text:p text:style-name="P2">Отрицание времени у нарциссических пациентов</text:p>
      <text:p text:style-name="P1"/>
      <text:p text:style-name="P2">Особенно интересна еще одна особенность: пациенты с патологическим нарциссизмом часто отрицают реальное течение времени. То есть внутри они будто не принимают факт своего прошлого и своей уязвимости, как если бы время для них застыло или не существовало вовсе. Это отрицание помогает им сохранять иллюзию непогрешимости и идеальности, но одновременно мешает работать с собственными чувствами и переживаниями.</text:p>
      <text:p text:style-name="P1"/>
      <text:p text:style-name="P2">Отрицание времени проявляется так:</text:p>
      <text:p text:style-name="P1"/>
      <text:p text:style-name="P3"><text:span text:style-name="T2">• </text:span><text:span text:style-name="T1">Человек отказывается видеть свои ошибки прошлого или эмоциональные раны, которые требуют внимания.</text:span><text:line-break/><text:span text:style-name="T2">• </text:span><text:span text:style-name="T1">Он живет «в вечном настоящем», постоянно требуя восхищения и подтверждения, не позволяя себе остановиться и осознать свой опыт.</text:span><text:line-break/><text:span text:style-name="T2">• </text:span><text:span text:style-name="T1">Такая позиция блокирует возможность настоящего роста и изменений, ведь без связи с прошлым сложно строить искренние отношения и планировать будущее.</text:span></text:p>
      <text:p text:style-name="P1"/>
      <text:p text:style-name="P2">Почему это важно?</text:p>
      <text:p text:style-name="P1"/>
      <text:p text:style-name="P2">Кажется, нарциссы уверены в себе, любят привлекать внимание и требуют восхищения. Но за этим фасадом скрывается огромная уязвимость и страх. Из-за «ломкости» внутреннего времени и отрицания его течения они не могут переработать болезненный опыт и прожить его нормально. Приходят внутренняя пустота и разочарование.</text:p>
      <text:p text:style-name="P1"/>
      <text:p text:style-name="P3"><text:span text:style-name="T1">Как проявляется «разрушение времени» в терапии?</text:span><text:line-break/><text:span text:style-name="T1">Отто Кернберг заметил, что в терапии пациенты с нарциссизмом по-разному реагируют на одного и того же человека — терапевта. Сегодня они могут видеть в нем идеального </text:span><text:soft-page-break/><text:span text:style-name="T1">спасителя, а завтра — врага. Это словно переключение между разными частями себя, которые «живут» в разном времени и не связаны друг с другом.</text:span><text:line-break/><text:span text:style-name="T1">Терапия, фокусированная на переносе, помогает связывать эти «временные разрывы» — пациент учится видеть, каким образом его прошлый опыт влияет на настоящее, и начинает интегрировать свою личность.</text:span></text:p>
      <text:p text:style-name="P1"/>
      <text:p text:style-name="P3"><text:span text:style-name="T1">Запись на терапию VK, Telegram, WhatsApp 8-909-731-20-44 Максим Федорышин</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arial, Tahoma, 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0T13:40:19.522701616</meta:creation-date>
    <dc:date>2025-11-10T13:40:48.505001382</dc:date>
    <meta:editing-duration>PT30S</meta:editing-duration>
    <meta:editing-cycles>1</meta:editing-cycles>
    <meta:document-statistic meta:table-count="0" meta:image-count="0" meta:object-count="0" meta:page-count="2" meta:paragraph-count="13" meta:word-count="415" meta:character-count="2969" meta:non-whitespace-character-count="2559"/>
    <meta:generator>LibreOffice/24.2.7.2$Linux_X86_64 LibreOffice_project/420$Build-2</meta:generator>
  </office:meta>
</office:document-meta>
</file>